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b737" officeooo:paragraph-rsid="000fb737"/>
    </style:style>
    <style:style style:name="P2" style:family="paragraph" style:parent-style-name="Standard">
      <style:paragraph-properties fo:text-align="start" style:justify-single-word="false"/>
      <style:text-properties officeooo:rsid="000fb737" officeooo:paragraph-rsid="000fb73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fb737" officeooo:paragraph-rsid="000fb737"/>
    </style:style>
    <style:style style:name="P4" style:family="paragraph" style:parent-style-name="Standard">
      <style:paragraph-properties fo:text-align="start" style:justify-single-word="false"/>
      <style:text-properties officeooo:rsid="0012a5d0" officeooo:paragraph-rsid="0012a5d0"/>
    </style:style>
    <style:style style:name="T1" style:family="text">
      <style:text-properties officeooo:rsid="0015bc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haltsangabe zu ‚Die Liebe der Väter‘</text:p>
      <text:p text:style-name="P1"/>
      <text:p text:style-name="P2">Dieses Buch richtet sich vor allem an Personen, die in einer schwierigen Familien-Beziehung leben, diese verstehen und verbessern möchten.</text:p>
      <text:p text:style-name="P2"/>
      <text:p text:style-name="P2">In dem Roman ‚Die Lieber der Väter‘ von Thoma Hettche, das 2010 veröffentlicht wurde geht es um einen Vater, dem bewusst wird, dass er nicht genug Vater seiner Tochter ist.</text:p>
      <text:p text:style-name="P2"/>
      <text:p text:style-name="P4">In dem Gespräch zwischen Peter, dem Vater von Annika und Achim, der Mann von Susanne und Vater von Tim und Kekke, geht es um die Beziehung zwischen zu ihren Frauen und Kindern. Peters Frau Ines wohnt mit Annika seit fast zwei Jahren in Hamburg, er hat keinen Kontakt mehr zu seiner Frau und meint dass er ein Gespräch mit ihr nicht aushalte. Achim könne sich nicht vorstellen von seinen Kindern Tim und Kekke getrennt zu leben.</text:p>
      <text:p text:style-name="P4">Peter sieht Annika regelmäßig, früher ist er nach Hamburg gefahren, heute kommt sie allein mit dem Zug zu ihm. Peter schweift ab und erinnert sich an die Anfänge, als er Annika zu sich geholt hat und ihr Zimmer mit ihr eingerichtet hat. Trotz der Mühe gab es immer wieder Probleme zwischen Annika und Peter, wie unte<text:span text:style-name="T1">r anderem</text:span> <text:span text:style-name="T1">das T</text:span>reten seitens Annika. Ohne Annika kommt ihm seine Wohnung leer vor, auch die Besuche bei seinen Eltern mit Annika helfen ihm nicht, seine Tochter...</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ntarell"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ntarell"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ntarell" fo:font-family="Cantarell" fo:font-size="18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ntarell" fo:font-family="Cantarell"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ntarell" fo:font-family="Cantarell"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4:13:05.796637532</meta:creation-date>
    <dc:date>2023-06-15T13:57:28.061350337</dc:date>
    <meta:editing-duration>PT1H2M17S</meta:editing-duration>
    <meta:editing-cycles>6</meta:editing-cycles>
    <meta:generator>LibreOffice/7.5.3.2$Linux_X86_64 LibreOffice_project/50$Build-2</meta:generator>
    <meta:document-statistic meta:table-count="0" meta:image-count="0" meta:object-count="0" meta:page-count="1" meta:paragraph-count="5" meta:word-count="213" meta:character-count="1254" meta:non-whitespace-character-count="1046"/>
  </office:meta>
</office:document-meta>
</file>